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9pt"/>
    </style:style>
    <style:style style:name="co2" style:family="table-column">
      <style:table-column-properties fo:break-before="auto" style:column-width="27.64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72.06pt"/>
    </style:style>
    <style:style style:name="co5" style:family="table-column">
      <style:table-column-properties fo:break-before="auto" style:column-width="570.6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0:42] &lt;babeles</text:p>
          </table:table-cell>
          <table:table-cell/>
          <table:table-cell office:value-type="string" calcext:value-type="string">
            <text:p><text:s/>grazie ai vostri consigli di prima sono riuscito ad installare ubuntu sul portati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0:43] &lt;yvesBsAs</text:p>
          </table:table-cell>
          <table:table-cell/>
          <table:table-cell office:value-type="string" calcext:value-type="string">
            <text:p><text:s/>perfetto babeles :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0:43] &lt;babeles</text:p>
          </table:table-cell>
          <table:table-cell/>
          <table:table-cell office:value-type="string" calcext:value-type="string">
            <text:p><text:s/>ora il "problema" è che vorrei la stessa barra del menu che c'è sulla 10.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3] &lt;babeles</text:p>
          </table:table-cell>
          <table:table-cell/>
          <table:table-cell office:value-type="string" calcext:value-type="string">
            <text:p><text:s/>ho installato gnome class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3] &lt;babeles</text:p>
          </table:table-cell>
          <table:table-cell/>
          <table:table-cell office:value-type="string" calcext:value-type="string">
            <text:p><text:s/>ma comunque la barra menu è diver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non c'è più la voce Sistema con i sottomenu preferenze ed amministrazi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e la parte applicazioni è tutta incasina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0:44] &lt;yvesBsAs</text:p>
          </table:table-cell>
          <table:table-cell/>
          <table:table-cell office:value-type="string" calcext:value-type="string">
            <text:p><text:s/>aups.. mi sa che è dura, ora o Unity o Gnome3 (Gnome Shell)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quindi il desktop di Lucid mi sa che non lo si può usa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: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4] &lt;babeles</text:p>
          </table:table-cell>
          <table:table-cell/>
          <table:table-cell office:value-type="string" calcext:value-type="string">
            <text:p><text:s/>sto menu è orrib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5] &lt;babeles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è per una signora che era abituata all'utilizzo del menu precedent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0:45] &lt;babeles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unity è incomprensibile per un newbi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0:45] &lt;yvesBsAs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petta, passa in chat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0:45] &lt;yvesBsAs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 text:c="2"/>/join #ubuntu-it-chat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chiedo lì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: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0:46] &lt;babeles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2:07] &lt;Matteo__</text:p>
          </table:table-cell>
          <table:table-cell/>
          <table:table-cell office:value-type="string" calcext:value-type="string">
            <text:p><text:s/>ciao a tutti, c'è qlc mi puo aiutare per favore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7] &lt;Matteo__</text:p>
          </table:table-cell>
          <table:table-cell/>
          <table:table-cell office:value-type="string" calcext:value-type="string">
            <text:p><text:s/>ho un vecchio pc che vorrei usare, ho letto mi conviene farlo con linux 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8] &lt;Matteo__</text:p>
          </table:table-cell>
          <table:table-cell/>
          <table:table-cell office:value-type="string" calcext:value-type="string">
            <text:p><text:s/>ho masterizzato ubuntu, xubuntu e lubuntu, che mi sembra quello che richiede meno h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8] &lt;Matteo__</text:p>
          </table:table-cell>
          <table:table-cell/>
          <table:table-cell office:value-type="string" calcext:value-type="string">
            <text:p><text:s/>hwa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c'è qlc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ubuntu@ubuntu:$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09] &lt;Matteo__</text:p>
          </table:table-cell>
          <table:table-cell/>
          <table:table-cell office:value-type="string" calcext:value-type="string">
            <text:p><text:s/>che ci scrivo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16] &lt;Matteo__</text:p>
          </table:table-cell>
          <table:table-cell/>
          <table:table-cell office:value-type="string" calcext:value-type="string">
            <text:p><text:s/>please ditemi cosa scriverci, <text:s/>cosi l'installazione va avanti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2:22] &lt;Matteo__</text:p>
          </table:table-cell>
          <table:table-cell/>
          <table:table-cell office:value-type="string" calcext:value-type="string">
            <text:p><text:s/>c'è nessuno che mi puo aiutare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7:12] &lt;micaela</text:p>
          </table:table-cell>
          <table:table-cell/>
          <table:table-cell office:value-type="string" calcext:value-type="string">
            <text:p><text:s/>buongiorn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7:13] &lt;micaela</text:p>
          </table:table-cell>
          <table:table-cell/>
          <table:table-cell office:value-type="string" calcext:value-type="string">
            <text:p><text:s/>qualcuno potrebbe aiutarmi ad installare la chiavetta Huawei Technologies Co., Ltd. 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7:14] &lt;micaela</text:p>
          </table:table-cell>
          <table:table-cell/>
          <table:table-cell office:value-type="string" calcext:value-type="string">
            <text:p><text:s/>non riesco ad installare il pacchetto usb-mode-switch come faccio-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7:14] &lt;micaela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7:55] &lt;glpiana</text:p>
          </table:table-cell>
          <table:table-cell/>
          <table:table-cell office:value-type="string" calcext:value-type="string">
            <text:p><text:s/>ol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8:02] &lt;Barlafus</text:p>
          </table:table-cell>
          <table:table-cell/>
          <table:table-cell office:value-type="string" calcext:value-type="string">
            <text:p><text:s/>so che questo è il canale per ubuntu, ma qualcuno mi può aiutare con fedora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08:04] &lt;gigirock</text:p>
          </table:table-cell>
          <table:table-cell/>
          <table:table-cell office:value-type="string" calcext:value-type="string">
            <text:p><text:s/>seeeeee per la concorrenz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04] &lt;gigirock</text:p>
          </table:table-cell>
          <table:table-cell/>
          <table:table-cell office:value-type="string" calcext:value-type="string">
            <text:p><text:s/>dai spara Barlafu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08:06] &lt;Barlafus</text:p>
          </table:table-cell>
          <table:table-cell/>
          <table:table-cell office:value-type="string" calcext:value-type="string">
            <text:p><text:s/>sto cercando di installare i driver ati radeon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già scaricato il file da amd, sto seguendo la procedura di http://fasterindesign.altervista.org/installare-i-driver-ati-catalyst-su-fedora-15-manualmente.html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ma dopo che digito init 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chat | Barlafus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08:06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Barlafus: 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8:15] &lt;massimo18</text:p>
          </table:table-cell>
          <table:table-cell/>
          <table:table-cell office:value-type="string" calcext:value-type="string">
            <text:p><text:s/>Buon 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8:16] &lt;rocker</text:p>
          </table:table-cell>
          <table:table-cell/>
          <table:table-cell office:value-type="string" calcext:value-type="string">
            <text:p><text:s/>cia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18] &lt;rocker</text:p>
          </table:table-cell>
          <table:table-cell/>
          <table:table-cell office:value-type="string" calcext:value-type="string">
            <text:p><text:s/>ho fatto casino con fIREF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18] &lt;rocker</text:p>
          </table:table-cell>
          <table:table-cell/>
          <table:table-cell office:value-type="string" calcext:value-type="string">
            <text:p><text:s/>ORA NON COMPARE L'ICONA NELLA DOC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19] &lt;enzotib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maiuscolo | rocker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08:1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rocker: Non scrivere in maiuscolo nel canale, equivale ad urlare e non e' un comportamento gradito nel canale. grazie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08:19] &lt;rocker</text:p>
          </table:table-cell>
          <table:table-cell/>
          <table:table-cell office:value-type="string" calcext:value-type="string">
            <text:p><text:s/>scusate il maisco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19] &lt;rocker</text:p>
          </table:table-cell>
          <table:table-cell/>
          <table:table-cell office:value-type="string" calcext:value-type="string">
            <text:p><text:s/>non me ne ero accor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08:28] &lt;Dreeg</text:p>
          </table:table-cell>
          <table:table-cell/>
          <table:table-cell office:value-type="string" calcext:value-type="string">
            <text:p><text:s/>Salve a tutti, esiste un canale IRC per il supporto italiano di XUbuntu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08:31] &lt;glpiana</text:p>
          </table:table-cell>
          <table:table-cell/>
          <table:table-cell office:value-type="string" calcext:value-type="string">
            <text:p><text:s/>Dreeg: chiedi pure qu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08:31] &lt;rocker</text:p>
          </table:table-cell>
          <table:table-cell/>
          <table:table-cell office:value-type="string" calcext:value-type="string">
            <text:p><text:s/>non mi compare più l'icona di firefox sulla dock unity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08:32] &lt;Dreeg</text:p>
          </table:table-cell>
          <table:table-cell/>
          <table:table-cell office:value-type="string" calcext:value-type="string">
            <text:p><text:s/>Ah grazie ^^ fantastico :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32] &lt;Dreeg</text:p>
          </table:table-cell>
          <table:table-cell/>
          <table:table-cell office:value-type="string" calcext:value-type="string">
            <text:p><text:s/>Salve a tutti, ho installato l'altro ieri Xubuntu ed oggi lo sto usando.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o notato però che all'avvio prima della schermata di logon (che ho settato come Automatico) e del caricamento di xubuntu (a volte addirittura la salta e si prolunga la presenza della schermata incriminata) mi appare una schermata tutta "colorata" a bande con colori tendenti al grigio.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ipo i disturbi della televisione o meglio del digitale terrestre xD Come ris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32] &lt;Dreeg</text:p>
          </table:table-cell>
          <table:table-cell/>
          <table:table-cell office:value-type="string" calcext:value-type="string">
            <text:p><text:s/>lvo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08:32] &lt;glpiana</text:p>
          </table:table-cell>
          <table:table-cell/>
          <table:table-cell office:value-type="string" calcext:value-type="string">
            <text:p><text:s/>rocker: apri la dash, cerca firefox e aprilo. 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i clicchi sull'icona col destr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gli dici di mantenerla nel launch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3] &lt;Dreeg</text:p>
          </table:table-cell>
          <table:table-cell/>
          <table:table-cell office:value-type="string" calcext:value-type="string">
            <text:p><text:s/>P.S. Ho notato che i driver aggiuntivi della scheda grafica non sono attivi e non vogliono attivarsi.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la scheda grafica è una ATI Radeon HD 145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08:33] &lt;glpiana</text:p>
          </table:table-cell>
          <table:table-cell/>
          <table:table-cell office:value-type="string" calcext:value-type="string">
            <text:p><text:s/>Dreeg: dopo l'installazione hai eseguto gli aggiornamenti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08:33] &lt;Dreeg</text:p>
          </table:table-cell>
          <table:table-cell/>
          <table:table-cell office:value-type="string" calcext:value-type="string">
            <text:p><text:s/>S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08:34] &lt;glpiana</text:p>
          </table:table-cell>
          <table:table-cell/>
          <table:table-cell office:value-type="string" calcext:value-type="string">
            <text:p><text:s/>Dreeg: che intendi per "non vogliono installarsi"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4] &lt;Dreeg</text:p>
          </table:table-cell>
          <table:table-cell/>
          <table:table-cell office:value-type="string" calcext:value-type="string">
            <text:p><text:s/>Non si attivano, mi restituisce "errore" <text:s/>dopo averli scaricat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(senza specificare quale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08:34] &lt;glpiana</text:p>
          </table:table-cell>
          <table:table-cell/>
          <table:table-cell office:value-type="string" calcext:value-type="string">
            <text:p><text:s/>Dreeg: senza dare dettagli?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5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tesso problema che avevo su Ubuntu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(solo che Xfce mi gira meglio, ovviamente xD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08:35] &lt;glpiana</text:p>
          </table:table-cell>
          <table:table-cell/>
          <table:table-cell office:value-type="string" calcext:value-type="string">
            <text:p><text:s/>Dreeg: apri un terminale e scrivi: dpkg -l | grep fglr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5] &lt;Dreeg</text:p>
          </table:table-cell>
          <table:table-cell/>
          <table:table-cell office:value-type="string" calcext:value-type="string">
            <text:p><text:s/>No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però mi fa riferimento ad un file di Log che non riesco ad interpretare xD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08:35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paste | Dreeg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[08:35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: http://paste.ubuntu.com/ servizio che permette di incollare lunghi output senza intasare il canale; incollare il testo, indicare il nick, premere paste e postare in canale l'indirizzo della pagi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[08:36] &lt;Dreeg</text:p>
          </table:table-cell>
          <table:table-cell/>
          <table:table-cell office:value-type="string" calcext:value-type="string">
            <text:p><text:s/>Ehm.. accetta il comando ma non succede nulla o.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[08:36] &lt;glpiana</text:p>
          </table:table-cell>
          <table:table-cell/>
          <table:table-cell office:value-type="string" calcext:value-type="string">
            <text:p><text:s/>Dreeg: ok, a che log fa riferimento l'errore di cui parlavi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08:37] &lt;Dreeg</text:p>
          </table:table-cell>
          <table:table-cell/>
          <table:table-cell office:value-type="string" calcext:value-type="string">
            <text:p><text:s/>Aspetta un secondo che riproduco l'errore e vedo x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08:37] &lt;glpiana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8] &lt;rocker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mi sono spiegato male: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'icona nella dock unity non compare neanche quando Firefox è apperto..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38] &lt;rocker</text:p>
          </table:table-cell>
          <table:table-cell/>
          <table:table-cell office:value-type="string" calcext:value-type="string">
            <text:p><text:s/>*è aperto (correzione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8] &lt;glpiana</text:p>
          </table:table-cell>
          <table:table-cell/>
          <table:table-cell office:value-type="string" calcext:value-type="string">
            <text:p><text:s/>rocker: resetta unity allora: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unity --reset <text:s text:c="3"/>dato dopo aver premuto alt+f2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38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oppure prendi l'icona dalla dash e trascinala sulla barr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38] &lt;Dreeg</text:p>
          </table:table-cell>
          <table:table-cell/>
          <table:table-cell office:value-type="string" calcext:value-type="string">
            <text:p><text:s/>Mentre aspetto l'error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l terminale su Xubuntu da tastiera come si avvia?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,Ctrl+Alt+T non funzion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[08:39] &lt;glpiana</text:p>
          </table:table-cell>
          <table:table-cell/>
          <table:table-cell office:value-type="string" calcext:value-type="string">
            <text:p><text:s/>Dreeg: non hai i menu dei programmi?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08:40] &lt;Dreeg</text:p>
          </table:table-cell>
          <table:table-cell/>
          <table:table-cell office:value-type="string" calcext:value-type="string">
            <text:p><text:s/>Ah è per quello che hanno tolto la scorciatoia? x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41] &lt;glpiana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Dreeg: non lo so perchè non ci sia la scorciatoia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quelle le controlli altrov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[08:42] &lt;Dreeg</text:p>
          </table:table-cell>
          <table:table-cell/>
          <table:table-cell office:value-type="string" calcext:value-type="string">
            <text:p><text:s/>Ok 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43] &lt;Dreeg</text:p>
          </table:table-cell>
          <table:table-cell/>
          <table:table-cell office:value-type="string" calcext:value-type="string">
            <text:p><text:s/>o.o ora si sono attivati non ci cre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43] &lt;Dreeg</text:p>
          </table:table-cell>
          <table:table-cell/>
          <table:table-cell office:value-type="string" calcext:value-type="string">
            <text:p><text:s/>e quelli "post-release" li attivo subito o prima riavvio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[08:43] &lt;glpiana</text:p>
          </table:table-cell>
          <table:table-cell/>
          <table:table-cell office:value-type="string" calcext:value-type="string">
            <text:p><text:s/>eh?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44] &lt;Dreeg</text:p>
          </table:table-cell>
          <table:table-cell/>
          <table:table-cell office:value-type="string" calcext:value-type="string">
            <text:p><text:s text:c="2"/>Ah si scusami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ho due driver aggiuntivi ATI/AMD e ATI/AMD (post-release)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44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iniziando da ATI/AMD mi dava l'errore (riprovato più volte)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ora che sono qui riprovo per avere l'errore e comunicarvelo e invece li ha installati &lt;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<text:s/>mi chiede di riavviare ma che faccio, installo subito quelli pos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45] &lt;Dreeg</text:p>
          </table:table-cell>
          <table:table-cell/>
          <table:table-cell office:value-type="string" calcext:value-type="string">
            <text:p><text:s/>post-release o prima riavvio, poi installo e riavvio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08:45] &lt;massimo18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45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Driver Grafici &lt;&lt;fglrx &lt; proprietari ATI/AMD (e lo stesso con aggiunto tra parentesi post-release)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[08:46] &lt;glpiana</text:p>
          </table:table-cell>
          <table:table-cell/>
          <table:table-cell office:value-type="string" calcext:value-type="string">
            <text:p><text:s/>Dreeg: se li ha installati riavvi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[08:47] &lt;Dreeg</text:p>
          </table:table-cell>
          <table:table-cell/>
          <table:table-cell office:value-type="string" calcext:value-type="string">
            <text:p><text:s/>Ok poi provo a installare i post-release, a tra poc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2] &lt;Dreeg</text:p>
          </table:table-cell>
          <table:table-cell/>
          <table:table-cell office:value-type="string" calcext:value-type="string">
            <text:p><text:s/>Eccomi, con i (post-release) ha dato errore.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[08:52] &lt;glpiana</text:p>
          </table:table-cell>
          <table:table-cell/>
          <table:table-cell office:value-type="string" calcext:value-type="string">
            <text:p><text:s/>Dreeg: conq uelli che hai messo prima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2] &lt;glpiana</text:p>
          </table:table-cell>
          <table:table-cell/>
          <table:table-cell office:value-type="string" calcext:value-type="string">
            <text:p><text:s/>funziona o no?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53] &lt;Dreeg</text:p>
          </table:table-cell>
          <table:table-cell/>
          <table:table-cell office:value-type="string" calcext:value-type="string">
            <text:p><text:s/>Si pareva funzionare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(leggermente più lento l'avvio ma non dava quella schermata e la schermata di caricamento (con scritto XUBUNTU) era meno definita) ma almeno tutto regolare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8:53] &lt;Dreeg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olo che dopo l'errore (come su ubuntu) mi si disattiva il driver attivato poco fa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08:53] &lt;glpiana</text:p>
          </table:table-cell>
          <table:table-cell/>
          <table:table-cell office:value-type="string" calcext:value-type="string">
            <text:p><text:s/>Dreeg: però non eri contento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[08:53] &lt;Dreeg</text:p>
          </table:table-cell>
          <table:table-cell/>
          <table:table-cell office:value-type="string" calcext:value-type="string">
            <text:p><text:s/>l'errore è: L'installazione di questo driver non è riuscita. Consultare i file di registro per maggiori informazioni: /var/log/jockey.log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[08:53] &lt;glpiana</text:p>
          </table:table-cell>
          <table:table-cell/>
          <table:table-cell office:value-type="string" calcext:value-type="string">
            <text:p><text:s/>riattivalo e tieni quel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4] &lt;glpiana</text:p>
          </table:table-cell>
          <table:table-cell/>
          <table:table-cell office:value-type="string" calcext:value-type="string">
            <text:p><text:s/>Dreeg: devo assentarmi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8:54] &lt;Dreeg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Non è che non ero contento,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mi dice che ci sono due driver da attivare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pensavo fossero da attivare entramb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.o scusa se sono sembrato "ingordo"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4] &lt;Dreeg</text:p>
          </table:table-cell>
          <table:table-cell/>
          <table:table-cell office:value-type="string" calcext:value-type="string">
            <text:p><text:s/>o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8:56] &lt;Dreeg</text:p>
          </table:table-cell>
          <table:table-cell/>
          <table:table-cell office:value-type="string" calcext:value-type="string">
            <text:p><text:s/>riavv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03] &lt;Dreeg</text:p>
          </table:table-cell>
          <table:table-cell/>
          <table:table-cell office:value-type="string" calcext:value-type="string">
            <text:p><text:s/>Eccom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09:15] &lt;jester-</text:p>
          </table:table-cell>
          <table:table-cell/>
          <table:table-cell office:value-type="string" calcext:value-type="string">
            <text:p><text:s/>'ngiorn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09:24] &lt;stradade</text:p>
          </table:table-cell>
          <table:table-cell/>
          <table:table-cell office:value-type="string" calcext:value-type="string">
            <text:p><text:s/>cia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25] &lt;stradade</text:p>
          </table:table-cell>
          <table:table-cell/>
          <table:table-cell office:value-type="string" calcext:value-type="string">
            <text:p><text:s/>ho un ubuntu 9.04 devo installare ssh server mi dice che il pacchetto è missing o obsoleto <text:s/>cosa devo fare ??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25] &lt;massimo18</text:p>
          </table:table-cell>
          <table:table-cell/>
          <table:table-cell office:value-type="string" calcext:value-type="string">
            <text:p><text:s/>stradade, aggiornare il sistema 9.04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non è più supporta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26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u questa macchina ho tanti servizi attivi se faccio upgrade li perdo tutti...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09:26] &lt;jester-</text:p>
          </table:table-cell>
          <table:table-cell/>
          <table:table-cell office:value-type="string" calcext:value-type="string">
            <text:p><text:s/>stradade: non è piu supportat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09:26] &lt;stradade</text:p>
          </table:table-cell>
          <table:table-cell/>
          <table:table-cell office:value-type="string" calcext:value-type="string">
            <text:p><text:s/>posso fare un wget di ssh 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09:26] &lt;massimo1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/>stradade, non ci sono più i serv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27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stradade: esiste il backup appunto per quell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09:27] &lt;stradade</text:p>
          </table:table-cell>
          <table:table-cell/>
          <table:table-cell office:value-type="string" calcext:value-type="string">
            <text:p><text:s/>backup ???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09:27] &lt;massimo18</text:p>
          </table:table-cell>
          <table:table-cell/>
          <table:table-cell office:value-type="string" calcext:value-type="string">
            <text:p><text:s/>stradade, ti salvi i dati e fai l'aggiorname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09:27] &lt;stradade</text:p>
          </table:table-cell>
          <table:table-cell/>
          <table:table-cell office:value-type="string" calcext:value-type="string">
            <text:p><text:s/>ma i file di configurazione sono tuti diversi ..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09:28] &lt;massimo18</text:p>
          </table:table-cell>
          <table:table-cell/>
          <table:table-cell office:value-type="string" calcext:value-type="string">
            <text:p><text:s/>stradade, se non trovi i pezzi di ricambio per l'automobile che fai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09:31] &lt;stradade</text:p>
          </table:table-cell>
          <table:table-cell/>
          <table:table-cell office:value-type="string" calcext:value-type="string">
            <text:p><text:s/>ragazzi ok se per scaricare un ssh server devo perdere una giornata di lavoro e imparare 5 versioni di demoni nuovi per replicare la mia configurazi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09:31] &lt;massimo18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09:32] &lt;stradade</text:p>
          </table:table-cell>
          <table:table-cell/>
          <table:table-cell office:value-type="string" calcext:value-type="string">
            <text:p><text:s/>piglio la macchina cavo il freno a mano in discesa e m'amazz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09:32] &lt;massimo18</text:p>
          </table:table-cell>
          <table:table-cell/>
          <table:table-cell office:value-type="string" calcext:value-type="string">
            <text:p><text:s/>stradade, come vuo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09:33] &lt;gianiaz</text:p>
          </table:table-cell>
          <table:table-cell/>
          <table:table-cell office:value-type="string" calcext:value-type="string">
            <text:p><text:s/>so che sono ot, ma qualcuno qui usa il firmware ddwrt per il router?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09:34] &lt;Drizamanuber</text:p>
          </table:table-cell>
          <table:table-cell/>
          <table:table-cell office:value-type="string" calcext:value-type="string">
            <text:p><text:s/>ciao a tutti, ci sono novità per le schede ati radeon per ubuntu 11-10?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09:34] &lt;massimo18</text:p>
          </table:table-cell>
          <table:table-cell/>
          <table:table-cell office:value-type="string" calcext:value-type="string">
            <text:p><text:s/>!at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09:34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Guarda su http://wiki.ubuntu-it.org/Hardware/Video/#head-0682d007ecb9abbcbaaa161f1873e63f0597ac6e; Driver prorietari Catalyst: http://wiki.ubuntu-it.org/Hardware/Video/Ati/Catalyst; Driver open source: http://wiki.ubuntu-it.org/Hardware/Video/Ati/Radeo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35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ho trovato un sito launchpad.net/ubuntu/jaunty/+package dove ho trovato il pacchetto e l'ho istallat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09:35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se qualcuno avesse lo stesso mio problema....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[09:36] &lt;EvaStroll</text:p>
          </table:table-cell>
          <table:table-cell/>
          <table:table-cell office:value-type="string" calcext:value-type="string">
            <text:p><text:s/>stradade, ciao amic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09:36] &lt;stradade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così evito di suicidarm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09:37] &lt;EvaStroll</text:p>
          </table:table-cell>
          <table:table-cell/>
          <table:table-cell office:value-type="string" calcext:value-type="string">
            <text:p><text:s/>stradade, non suicidarti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09:38] &lt;massimo18</text:p>
          </table:table-cell>
          <table:table-cell/>
          <table:table-cell office:value-type="string" calcext:value-type="string">
            <text:p><text:s/>!cha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09:38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per qualsiasi argomento non inerente strettamente il supporto a ubuntu, /join #ubuntu-it-cha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09:38] &lt;stradade</text:p>
          </table:table-cell>
          <table:table-cell/>
          <table:table-cell office:value-type="string" calcext:value-type="string">
            <text:p><text:s/>massimo18 mi vuole morto :)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[09:48] &lt;Dreeg</text:p>
          </table:table-cell>
          <table:table-cell/>
          <table:table-cell office:value-type="string" calcext:value-type="string">
            <text:p><text:s/>o.O su xubuntu come si esce dalla modalità "tutto schermo" di un applicazione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[09:48] &lt;glpiana</text:p>
          </table:table-cell>
          <table:table-cell/>
          <table:table-cell office:value-type="string" calcext:value-type="string">
            <text:p><text:s/>Dreeg: prova f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09:49] &lt;Dreeg</text:p>
          </table:table-cell>
          <table:table-cell/>
          <table:table-cell office:value-type="string" calcext:value-type="string">
            <text:p><text:s/>Ok funziona su gmusic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non qui su Xchat x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51] &lt;Dreeg</text:p>
          </table:table-cell>
          <table:table-cell/>
          <table:table-cell office:value-type="string" calcext:value-type="string">
            <text:p><text:s/>Vabbè chiudo e riapr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09:51] &lt;Dreeg</text:p>
          </table:table-cell>
          <table:table-cell/>
          <table:table-cell office:value-type="string" calcext:value-type="string">
            <text:p><text:s/>Rieccomi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[10:01] &lt;raff0z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1] &lt;raff0z</text:p>
          </table:table-cell>
          <table:table-cell/>
          <table:table-cell office:value-type="string" calcext:value-type="string">
            <text:p><text:s/>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[10:02] &lt;gigirock</text:p>
          </table:table-cell>
          <table:table-cell/>
          <table:table-cell office:value-type="string" calcext:value-type="string">
            <text:p><text:s/>domanda da 4 soldi.....screensaver 1110 ?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[10:03] &lt;raff0z</text:p>
          </table:table-cell>
          <table:table-cell/>
          <table:table-cell office:value-type="string" calcext:value-type="string">
            <text:p><text:s/>ho installato ubuntu sul nuovo pc )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( hp pavilion g6 con un i5 e una scheda video ati radeon 6470m H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... mi sembra che si surriscaldi un pò troppo però .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 la durata della batteria è "poco" diciamo dato che ho una batteria a 6 celle dovrebbe durare di più di 1h e mezza no??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 potete dare una mano?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[10:03] &lt;glpiana</text:p>
          </table:table-cell>
          <table:table-cell/>
          <table:table-cell office:value-type="string" calcext:value-type="string">
            <text:p><text:s/>raff0z: la versione 11.10?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[10:03] &lt;raff0z</text:p>
          </table:table-cell>
          <table:table-cell/>
          <table:table-cell office:value-type="string" calcext:value-type="string">
            <text:p><text:s/>si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[10:04] &lt;glpiana</text:p>
          </table:table-cell>
          <table:table-cell/>
          <table:table-cell office:value-type="string" calcext:value-type="string">
            <text:p><text:s/>raff0z: il kernel che monta, il 3.0, ha problemi di elevato consum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[10:04] &lt;raff0z</text:p>
          </table:table-cell>
          <table:table-cell/>
          <table:table-cell office:value-type="string" calcext:value-type="string">
            <text:p><text:s/>a capi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4] &lt;raff0z</text:p>
          </table:table-cell>
          <table:table-cell/>
          <table:table-cell office:value-type="string" calcext:value-type="string">
            <text:p><text:s/>quindi che devo fare 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vo forzare un kernel minore?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[10:04] &lt;Dreeg</text:p>
          </table:table-cell>
          <table:table-cell/>
          <table:table-cell office:value-type="string" calcext:value-type="string">
            <text:p><text:s/>Scusate, sul sito di ubuntu c'è la guida per installare il catalyst (anche il Catalyst Contro Center?) ma la versione di Ubuntu 11.10 vale anche per Xubuntu 11.10?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5] &lt;glpiana</text:p>
          </table:table-cell>
          <table:table-cell/>
          <table:table-cell office:value-type="string" calcext:value-type="string">
            <text:p><text:s/>Dreeg: se hai messo i driver proprietari dal gestore probabilmente già ce l'h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5] &lt;glpiana</text:p>
          </table:table-cell>
          <table:table-cell/>
          <table:table-cell office:value-type="string" calcext:value-type="string">
            <text:p><text:s/>Dreeg: scrivi nel terminale: dpkg -l | grep fglr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5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!paste | Dreeg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[10:05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: http://paste.ubuntu.com/ servizio che permette di incollare lunghi output senza intasare il canale; incollare il testo, indicare il nick, premere paste e postare in canale l'indirizzo della pagin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[10:05] &lt;raff0z</text:p>
          </table:table-cell>
          <table:table-cell/>
          <table:table-cell office:value-type="string" calcext:value-type="string">
            <text:p><text:s/>poi una cosa che non capisco .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 perchè hanno tolto il gestore di pacchetti di default .... vabè ..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[10:05] &lt;glpiana</text:p>
          </table:table-cell>
          <table:table-cell/>
          <table:table-cell office:value-type="string" calcext:value-type="string">
            <text:p><text:s/>raff0z: o tieni quello e aspetti,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o installi un kernel precedent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 installi la versione di ubuntu precedent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[10:05] &lt;raff0z</text:p>
          </table:table-cell>
          <table:table-cell/>
          <table:table-cell office:value-type="string" calcext:value-type="string">
            <text:p><text:s/>quindi se passo al kernel precedente dovrei risolvere glpiana 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no magari solo il ker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dovrei risolvere?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[10:06] &lt;Dreeg</text:p>
          </table:table-cell>
          <table:table-cell/>
          <table:table-cell office:value-type="string" calcext:value-type="string">
            <text:p><text:s/>http://paste.ubuntu.com/735067/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6] &lt;glpiana</text:p>
          </table:table-cell>
          <table:table-cell/>
          <table:table-cell office:value-type="string" calcext:value-type="string">
            <text:p><text:s/>raff0z: per il gestore di pacchetti sonno scelte dei pacchettizatori e di chi prepara il cd. reinstallalo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ei repository c'è synapt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prova, se aspetti ti do un link</text:p>
          </table:table-cell>
          <table:table-cell office:value-type="string" calcext:value-type="string">
            <text:p>offe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sisi già fatto :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[10:06] &lt;gigirock</text:p>
          </table:table-cell>
          <table:table-cell/>
          <table:table-cell office:value-type="string" calcext:value-type="string">
            <text:p><text:s/>domanda ancor + facile come si fa un lanciatore ?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[10:06] &lt;raff0z</text:p>
          </table:table-cell>
          <table:table-cell/>
          <table:table-cell office:value-type="string" calcext:value-type="string">
            <text:p><text:s/>ok t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6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o meglio 3.1 da ppa mainline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6] &lt;glpiana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raff0z: http://kernel.ubuntu.com/~kernel-ppa/mainline/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capito ok allora aspet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a perfet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allora provo ... ma è il 3.1 questo 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7] &lt;raff0z</text:p>
          </table:table-cell>
          <table:table-cell/>
          <table:table-cell office:value-type="string" calcext:value-type="string">
            <text:p><text:s/>com'è in fatto di stabilità?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[10:07] &lt;jester-</text:p>
          </table:table-cell>
          <table:table-cell/>
          <table:table-cell office:value-type="string" calcext:value-type="string">
            <text:p><text:s/>gigirock: il verso di spogliare la morosa lo hai trovato o deve venire filo1234 a farti veder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7] &lt;glpiana</text:p>
          </table:table-cell>
          <table:table-cell/>
          <table:table-cell office:value-type="string" calcext:value-type="string">
            <text:p><text:s/>Dreeg: è già installato. 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cercalo tra i programmi di amministrazion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Oppure avvia le impostazioni del monitor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[10:08] &lt;Dreeg</text:p>
          </table:table-cell>
          <table:table-cell/>
          <table:table-cell office:value-type="string" calcext:value-type="string">
            <text:p><text:s/>Ok, quindi ora dovrebbe essere TUTTO ok?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08] &lt;glpiana</text:p>
          </table:table-cell>
          <table:table-cell office:value-type="string" calcext:value-type="string">
            <text:p>fail + pro</text:p>
          </table:table-cell>
          <table:table-cell office:value-type="string" calcext:value-type="string">
            <text:p><text:s/>raff0z: no. è il 3.0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etti un 2.6</text:p>
          </table:table-cell>
          <table:table-cell office:value-type="string" calcext:value-type="string">
            <text:p>reque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[10:08] &lt;raff0z</text:p>
          </table:table-cell>
          <table:table-cell/>
          <table:table-cell office:value-type="string" calcext:value-type="string">
            <text:p><text:s/>aaaa ok :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08] &lt;raff0z</text:p>
          </table:table-cell>
          <table:table-cell/>
          <table:table-cell office:value-type="string" calcext:value-type="string">
            <text:p><text:s/>grazie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[10:09] &lt;glpiana</text:p>
          </table:table-cell>
          <table:table-cell/>
          <table:table-cell office:value-type="string" calcext:value-type="string">
            <text:p><text:s/>Dreeg: in teoria sì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10] &lt;Dreeg</text:p>
          </table:table-cell>
          <table:table-cell/>
          <table:table-cell office:value-type="string" calcext:value-type="string">
            <text:p><text:s/>Altra cosetta, su ubuntu piuttosto spesso e mi è successo una volta anche qui su Xubuntu.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(non sono riuscito a trovare un criterio in base a quando accadesse)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 clicco su "Arresta" anziché spegnersi la macchina si è solo chiusa la sessione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a cosa può essere dovuto?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[10:11] &lt;raff0z</text:p>
          </table:table-cell>
          <table:table-cell/>
          <table:table-cell office:value-type="string" calcext:value-type="string">
            <text:p><text:s/>scusami glpiana devo scaricare solo l'header e l'image della mia architettura vero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15] &lt;raff0z</text:p>
          </table:table-cell>
          <table:table-cell/>
          <table:table-cell office:value-type="string" calcext:value-type="string">
            <text:p><text:s/>?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0:23] &lt;smilso20</text:p>
          </table:table-cell>
          <table:table-cell/>
          <table:table-cell office:value-type="string" calcext:value-type="string">
            <text:p><text:s/>buongior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4] &lt;smilso20</text:p>
          </table:table-cell>
          <table:table-cell/>
          <table:table-cell office:value-type="string" calcext:value-type="string">
            <text:p><text:s/>c'è qualcuno disponibile a darmi supporto per eseguire l'aggiornamento di ubuntu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0:26] &lt;jester-</text:p>
          </table:table-cell>
          <table:table-cell/>
          <table:table-cell office:value-type="string" calcext:value-type="string">
            <text:p><text:s/>smilso20: da 11.04 a 11.10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27] &lt;smilso20</text:p>
          </table:table-cell>
          <table:table-cell/>
          <table:table-cell office:value-type="string" calcext:value-type="string">
            <text:p><text:s/>io ho installato la 10.04 netbook remi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7] &lt;smilso20</text:p>
          </table:table-cell>
          <table:table-cell/>
          <table:table-cell office:value-type="string" calcext:value-type="string">
            <text:p><text:s/>vorrei passare alla 11.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8] &lt;smilso20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l'aggiornamento automatico mi fa passare alla 10.10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0:28] &lt;jester-</text:p>
          </table:table-cell>
          <table:table-cell/>
          <table:table-cell office:value-type="string" calcext:value-type="string">
            <text:p><text:s/>smilso20: apri gestore aggiornamenti e pigia avanz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0:28] &lt;smilso20</text:p>
          </table:table-cell>
          <table:table-cell/>
          <table:table-cell office:value-type="string" calcext:value-type="string">
            <text:p><text:s/>già fat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10:28] &lt;jester-</text:p>
          </table:table-cell>
          <table:table-cell/>
          <table:table-cell office:value-type="string" calcext:value-type="string">
            <text:p><text:s/>smilso20: non è possibile passare da 10.10 direttamente a 11.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jester-</text:p>
          </table:table-cell>
          <table:table-cell/>
          <table:table-cell office:value-type="string" calcext:value-type="string">
            <text:p><text:s/>cioè a 11.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ok quindi devo riscaricare la 11.10 e reinstallare il tutto giusto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0:29] &lt;jester-</text:p>
          </table:table-cell>
          <table:table-cell/>
          <table:table-cell office:value-type="string" calcext:value-type="string">
            <text:p><text:s/>yes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razie mi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entilissim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adesso proce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0:29] &lt;smilso20</text:p>
          </table:table-cell>
          <table:table-cell/>
          <table:table-cell office:value-type="string" calcext:value-type="string">
            <text:p><text:s/>grazie ancora jest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10:30] &lt;Dreeg</text:p>
          </table:table-cell>
          <table:table-cell/>
          <table:table-cell office:value-type="string" calcext:value-type="string">
            <text:p><text:s/>Ma l'aggiornamento non fa passare alla 10.10 poi se lo rifa alla 11.04 etc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31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reeg: dalla 10.4 sarebbero tre passagg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33] &lt;smilso20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a me andrebbe bene passare alla 10.10 per poi passare alla 10.04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0:33] &lt;smilso20</text:p>
          </table:table-cell>
          <table:table-cell/>
          <table:table-cell office:value-type="float" office:value="11.04" calcext:value-type="float">
            <text:p>11.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10:33] &lt;Dreeg</text:p>
          </table:table-cell>
          <table:table-cell/>
          <table:table-cell office:value-type="string" calcext:value-type="string">
            <text:p><text:s/>eh e non si può fare?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[10:33] &lt;smilso20</text:p>
          </table:table-cell>
          <table:table-cell/>
          <table:table-cell office:value-type="string" calcext:value-type="string">
            <text:p><text:s/>me lo permette?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[10:33] &lt;jester-</text:p>
          </table:table-cell>
          <table:table-cell/>
          <table:table-cell office:value-type="string" calcext:value-type="string">
            <text:p><text:s/>passaggio diretto solo lts to l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10:33] &lt;smilso20</text:p>
          </table:table-cell>
          <table:table-cell/>
          <table:table-cell office:value-type="string" calcext:value-type="string">
            <text:p><text:s/>ok capit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10:33] &lt;Dreeg</text:p>
          </table:table-cell>
          <table:table-cell/>
          <table:table-cell office:value-type="string" calcext:value-type="string">
            <text:p><text:s/>No dico, che problema ci sarebbe a fare tre passaggi? x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10:34] &lt;jester-</text:p>
          </table:table-cell>
          <table:table-cell/>
          <table:table-cell office:value-type="string" calcext:value-type="string">
            <text:p><text:s/>Dreeg: se hai una banda buona una giornata e difficilmente avrai un os 100% funzionante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[10:39] &lt;Dreeg</text:p>
          </table:table-cell>
          <table:table-cell/>
          <table:table-cell office:value-type="string" calcext:value-type="string">
            <text:p><text:s/>Però tecnicamente è possibile quindi..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erché difficilmente funzionante al 100%?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ci che è elevato il rischio di "errori" interni tra un passaggio ed un altro rispetto ad un installazione da CD (quindi perdendo tutto)?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41] &lt;jester-</text:p>
          </table:table-cell>
          <table:table-cell/>
          <table:table-cell office:value-type="string" calcext:value-type="string">
            <text:p><text:s/>Dreeg: reinstallando sopra (senza formattare la partizione) non perdi nulla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ma i backup dati andrebbero comunque fatti che si aggiorni o no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[10:52] &lt;Dreeg</text:p>
          </table:table-cell>
          <table:table-cell/>
          <table:table-cell office:value-type="string" calcext:value-type="string">
            <text:p><text:s/>Ah.. però come dicevi prima non si può fare da 10.04 a 11.10 giusto?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55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installare sopra (senza formattare)= sostituire il sistema non fottendo <text:s/>dati e impostazion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0:56] &lt;Dreeg</text:p>
          </table:table-cell>
          <table:table-cell/>
          <table:table-cell office:value-type="string" calcext:value-type="string">
            <text:p><text:s/>Ah quindi è fattibile.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scusami ma di linux sono nuovo di zecca e ogni cosa me la devo reimparare xD 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'è qualche funzione per i backup di cui parli?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[10:57] &lt;jester-</text:p>
          </table:table-cell>
          <table:table-cell/>
          <table:table-cell office:value-type="string" calcext:value-type="string">
            <text:p><text:s/>Dreeg: installare/reinstallare è diverso da aggiornar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[10:59] &lt;Dreeg</text:p>
          </table:table-cell>
          <table:table-cell/>
          <table:table-cell office:value-type="string" calcext:value-type="string">
            <text:p><text:s/>Giustamente xD per i backup?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[10:59] &lt;jester-</text:p>
          </table:table-cell>
          <table:table-cell/>
          <table:table-cell office:value-type="string" calcext:value-type="string">
            <text:p><text:s/>!backup | Dreeg e la 11.10 è gia attrezzata di su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10:59] &lt;ubot-i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<text:s/>Dreeg e la 11.10 è gia attrezzata di suo: backup is http://wiki.ubuntu-it.org/AmministrazioneSistema/BackupDelSistem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[11:00] &lt;Dreeg</text:p>
          </table:table-cell>
          <table:table-cell/>
          <table:table-cell office:value-type="string" calcext:value-type="string">
            <text:p><text:s/>Ottimo! :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00] &lt;Dreeg</text:p>
          </table:table-cell>
          <table:table-cell/>
          <table:table-cell office:value-type="string" calcext:value-type="string">
            <text:p><text:s/>Ultima cosa, skype in Xubuntu se lo minimizzo a tray dove lo trovo?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01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devi chiedere a glpiana che lo usa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[11:02] &lt;Dreeg</text:p>
          </table:table-cell>
          <table:table-cell/>
          <table:table-cell office:value-type="string" calcext:value-type="string">
            <text:p><text:s/>ok.. io mi assento 20 minu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33] &lt;Dreeg</text:p>
          </table:table-cell>
          <table:table-cell/>
          <table:table-cell office:value-type="string" calcext:value-type="string">
            <text:p><text:s/>Eccom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1:35] &lt;pi_tri_cidd</text:p>
          </table:table-cell>
          <table:table-cell/>
          <table:table-cell office:value-type="string" calcext:value-type="string">
            <text:p><text:s/>ciao a tutt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35] &lt;pi_tri_cidd</text:p>
          </table:table-cell>
          <table:table-cell/>
          <table:table-cell office:value-type="string" calcext:value-type="string">
            <text:p><text:s/>volevo fare alcune domande su ubuntu c'è qualcuno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[11:36] &lt;jester-</text:p>
          </table:table-cell>
          <table:table-cell/>
          <table:table-cell office:value-type="string" calcext:value-type="string">
            <text:p><text:s/>!qualcuno | pi_tri_cid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1:36] &lt;ubot-it</text:p>
          </table:table-cell>
          <table:table-cell/>
          <table:table-cell office:value-type="string" calcext:value-type="string">
            <text:p><text:s/>pi_tri_cidd: la maggior parte delle prime domande fatte in questo canale è del tipo «qualcuno puo' aiutarmi/qualcuno ha tempo/qualcuno usa...?». Fate la vostra domanda tecnica e se qualcuno sa, rispondera'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11:37] &lt;pi_tri_cidd</text:p>
          </table:table-cell>
          <table:table-cell/>
          <table:table-cell office:value-type="string" calcext:value-type="string">
            <text:p><text:s/>posso installare ubuntu su hard disk esterno usb insieme al boot loader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1:38] &lt;jester-</text:p>
          </table:table-cell>
          <table:table-cell/>
          <table:table-cell office:value-type="string" calcext:value-type="string">
            <text:p><text:s/>pi_tri_cidd: intendi il boot loader su mbr dell'usb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[11:38] &lt;pi_tri_cidd</text:p>
          </table:table-cell>
          <table:table-cell/>
          <table:table-cell office:value-type="string" calcext:value-type="string">
            <text:p><text:s/>si s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38] &lt;jester-</text:p>
          </table:table-cell>
          <table:table-cell/>
          <table:table-cell office:value-type="string" calcext:value-type="string">
            <text:p><text:s/>pi_tri_cidd: certo,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:pro</text:p>
          </table:table-cell>
          <table:table-cell office:value-type="string" calcext:value-type="string">
            <text:p><text:s/>logico che devi poi avviare al boot il disco usb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1:39] &lt;pi_tri_cidd</text:p>
          </table:table-cell>
          <table:table-cell/>
          <table:table-cell office:value-type="string" calcext:value-type="string">
            <text:p><text:s/>esat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39] &lt;pi_tri_cidd</text:p>
          </table:table-cell>
          <table:table-cell/>
          <table:table-cell office:value-type="string" calcext:value-type="string">
            <text:p><text:s/>e se non lo avvio, rimane tutto come prima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39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in fase installazione scegli di installare si sdx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39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non su sdxx</text:p>
          </table:table-cell>
          <table:table-cell office:value-type="string" calcext:value-type="string">
            <text:p>instruc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39] &lt;pi_tri_cidd</text:p>
          </table:table-cell>
          <table:table-cell office:value-type="string" calcext:value-type="string">
            <text:p>c:pro</text:p>
          </table:table-cell>
          <table:table-cell office:value-type="string" calcext:value-type="string">
            <text:p><text:s/>perchè ho già due sistemi operativi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40] &lt;pi_tri_cidd</text:p>
          </table:table-cell>
          <table:table-cell/>
          <table:table-cell office:value-type="string" calcext:value-type="string">
            <text:p><text:s/>ok quindi facendo così, se non accendo il disco usb, parte tutto normalmente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invece con disco usb acceso ho la possibilità di far partire ubun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11:41] &lt;jester-</text:p>
          </table:table-cell>
          <table:table-cell/>
          <table:table-cell office:value-type="string" calcext:value-type="string">
            <text:p><text:s/>pi_tri_cidd: se non parte usb avrai la configurazione che hai adess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11:41] &lt;pi_tri_cidd</text:p>
          </table:table-cell>
          <table:table-cell/>
          <table:table-cell office:value-type="string" calcext:value-type="string">
            <text:p><text:s/>perfetto ti ringrazio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1:42] &lt;gian</text:p>
          </table:table-cell>
          <table:table-cell/>
          <table:table-cell office:value-type="string" calcext:value-type="string">
            <text:p><text:s/>ciao a tutti, per un pc molto datato è consigliabile xubuntu oppure Lubun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2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cosi facendo funza anche se attacchi il disco ad altro pc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42] &lt;jester-</text:p>
          </table:table-cell>
          <table:table-cell/>
          <table:table-cell office:value-type="string" calcext:value-type="string">
            <text:p><text:s/>gian: lubuntu dovrebbe essere un filino piu legger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[11:42] &lt;pi_tri_cidd</text:p>
          </table:table-cell>
          <table:table-cell/>
          <table:table-cell office:value-type="string" calcext:value-type="string">
            <text:p><text:s/>ottimo è proprio quello che mi serviv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3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occhio a non metterlo su partizione ma su mbr cioè per es sdb e non sdb1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11:43] &lt;gian</text:p>
          </table:table-cell>
          <table:table-cell/>
          <table:table-cell office:value-type="string" calcext:value-type="string">
            <text:p><text:s/>uno e basato su xforce, mentre l'altro?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3] &lt;jester-</text:p>
          </table:table-cell>
          <table:table-cell/>
          <table:table-cell office:value-type="string" calcext:value-type="string">
            <text:p><text:s/>gian: xubuntu usa xfce lubuntu lxd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43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gian: il sistema è sempre lo stesso, cambia il gestore grafic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11:43] &lt;pi_tri_cidd</text:p>
          </table:table-cell>
          <table:table-cell/>
          <table:table-cell office:value-type="string" calcext:value-type="string">
            <text:p><text:s/>il boot su sdb?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11:44] &lt;gian</text:p>
          </table:table-cell>
          <table:table-cell/>
          <table:table-cell office:value-type="string" calcext:value-type="string">
            <text:p><text:s/>certo, ti ringrazi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11:44] &lt;jester-</text:p>
          </table:table-cell>
          <table:table-cell/>
          <table:table-cell office:value-type="string" calcext:value-type="string">
            <text:p><text:s/>pi_tri_cidd: se sdb sarà il tuo disco mentre sdb1 sarebbe una partizi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[11:44] &lt;pi_tri_cidd</text:p>
          </table:table-cell>
          <table:table-cell/>
          <table:table-cell office:value-type="string" calcext:value-type="string">
            <text:p><text:s/>ok perfett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4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se hai un solo disco nel pc l'usb sarà sicuro sdb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11:45] &lt;pi_tri_cidd</text:p>
          </table:table-cell>
          <table:table-cell/>
          <table:table-cell office:value-type="string" calcext:value-type="string">
            <text:p><text:s/>ho due disch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45] &lt;pi_tri_cidd</text:p>
          </table:table-cell>
          <table:table-cell/>
          <table:table-cell office:value-type="string" calcext:value-type="string">
            <text:p><text:s/>più quello us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5] &lt;jester-</text:p>
          </table:table-cell>
          <table:table-cell/>
          <table:table-cell office:value-type="string" calcext:value-type="string">
            <text:p><text:s/>allora penso che sia s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[11:45] &lt;jester-</text:p>
          </table:table-cell>
          <table:table-cell office:value-type="string" calcext:value-type="string">
            <text:p>a:pro</text:p>
          </table:table-cell>
          <table:table-cell office:value-type="string" calcext:value-type="string">
            <text:p><text:s/>pi_tri_cidd: comunque lo vedi installando da altro/manuale</text:p>
          </table:table-cell>
          <table:table-cell office:value-type="string" calcext:value-type="string">
            <text:p>sugge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11:46] &lt;pi_tri_cidd</text:p>
          </table:table-cell>
          <table:table-cell/>
          <table:table-cell office:value-type="string" calcext:value-type="string">
            <text:p><text:s/>vabè individuarlo non è un problema,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pro</text:p>
          </table:table-cell>
          <table:table-cell office:value-type="string" calcext:value-type="string">
            <text:p>la cosa importante è installare il boot su mbr e non su una partizione del disco</text:p>
          </table:table-cell>
          <table:table-cell office:value-type="string" calcext:value-type="string">
            <text:p>infor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1:47] &lt;pi_tri_cidd</text:p>
          </table:table-cell>
          <table:table-cell/>
          <table:table-cell office:value-type="string" calcext:value-type="string">
            <text:p><text:s/>ti ringrazio nuovamente</text:p>
          </table:table-cell>
          <table:table-cell/>
        </table:table-row>
        <table:table-row table:style-name="ro1" table:number-rows-repeated="104827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00:33:04.558815122</meta:creation-date>
    <dc:date>2022-03-07T01:26:19.091896084</dc:date>
    <meta:editing-duration>PT6M16S</meta:editing-duration>
    <meta:editing-cycles>2</meta:editing-cycles>
    <meta:generator>LibreOffice/6.1.5.2$Linux_X86_64 LibreOffice_project/10$Build-2</meta:generator>
    <meta:document-statistic meta:table-count="1" meta:cell-count="894" meta:object-count="0"/>
  </office:meta>
</office:document-meta>
</file>